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style:paragraph-properties fo:text-align="justify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justify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Relatório – IC</text:p>
            <text:p><text:span text:style-name="T1">Índices de validação intern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layer="layout" svg:width="26cm" svg:height="2.663cm" svg:x="1cm" svg:y="0.837cm" presentation:class="title">
          <draw:text-box>
            <text:p>Sumário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Fundamentação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Motivação</text:span></text:p>
                  </text:list-item>
                  <text:list-item>
                    <text:p text:style-name="P2"><text:span text:style-name="T2">Índices de validação interna</text:span></text:p>
                  </text:list-item>
                </text:list>
              </text:list-item>
            </text:list>
            <text:list text:style-name="L2">
              <text:list-item>
                <text:p text:style-name="P2">Referências</text:p>
              </text:list-item>
              <text:list-item>
                <text:p text:style-name="P2">Desenvolvimento</text:p>
              </text:list-item>
              <text:list-item>
                <text:p text:style-name="P2">Medidas internas implement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list text:style-name="L1">
              <text:list-header>
                <text:p>Fundamentação</text:p>
              </text:list-header>
            </text:list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4"><text:span text:style-name="T2">Motivação:</text:span></text:p>
                <text:list>
                  <text:list-item>
                    <text:p text:style-name="P4"><text:span text:style-name="T3">Atualmente existem vários algoritmos de agrupamentos não supervisionados das mais diversas características e métodos de abordagem, mas todos tem o mesmo objetivo que é classificar dados e separá-los sob algum ponto de vista.</text:span></text:p>
                    <text:p text:style-name="P4"><text:span text:style-name="T3"/></text:p>
                  </text:list-item>
                  <text:list-item>
                    <text:p text:style-name="P4"><text:span text:style-name="T3">No entanto existe uma pergunta básica que desafia todos esses algoritmos e é um dos fatores principais no desenvolvimento de novos algoritmos e aprimoramentos dos já existentes. A pergunta é: “O quão bom é o resultado gerado por esse algoritmo ?”</text:span></text:p>
                    <text:p text:style-name="P4"><text:span text:style-name="T3"/></text:p>
                  </text:list-item>
                  <text:list-item>
                    <text:p text:style-name="P4"><text:span text:style-name="T3">Uma das formas de aferir a qualidade é comparar empiricamente o resultado do algoritmo com o resultado real dos dados, a esse resultado real damos o nome de </text:span><text:span text:style-name="T4">Padrão Ouro </text:span><text:span text:style-name="T5">ou </text:span><text:span text:style-name="T4">Ground Truth.</text:span></text:p>
                    <text:p text:style-name="P4"><text:span text:style-name="T5"/></text:p>
                  </text:list-item>
                  <text:list-item>
                    <text:p text:style-name="P4"><text:span text:style-name="T5">Para conjuntos pequenos de dados isso pode ser facilmente verificado, porém no atual mundo moderno, raramente lidamos com pequenos conjuntos e encontrar um padrão ouro em conjuntos de dados reais na maioria das vezes é um processo inviável e/ou onero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0">
        <draw:frame presentation:style-name="pr3" draw:layer="layout" svg:width="26cm" svg:height="2.663cm" svg:x="1cm" svg:y="0.837cm" presentation:class="title">
          <draw:text-box>
            <text:p>Validação de agrupamentos</text:p>
          </draw:text-box>
        </draw:frame>
        <draw:frame presentation:style-name="pr4" draw:text-style-name="P7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3">Com o objetivo de aferir a qualidade dos resultados gerados pelos algoritmos de agrupamento, foram desenvolvidos outros algoritmos que avaliam os resultados sob algum aspecto estatístico, existem vários métodos e durante os estudos implementamos alguns deles.</text:span></text:p>
                <text:p text:style-name="P6"><text:span text:style-name="T3"/></text:p>
              </text:list-item>
              <text:list-item>
                <text:p text:style-name="P6"><text:span text:style-name="T3">A validação é interessante quando desejamos comparar algoritmos de agrupamentos, comparar conjuntos de dados, evitar encontrar padrões em ruídos entre outras aplicações.</text:span></text:p>
                <text:p text:style-name="P6"><text:span text:style-name="T3"/></text:p>
              </text:list-item>
              <text:list-item>
                <text:p text:style-name="P6"><text:span text:style-name="T3">Índices internos de qualidade são algoritmos que avaliam a qualidade de um cluster sem precisar de conhecimento externo sobre o agrupamento, essa é a classe estudada predominantemente até agora.</text:span></text:p>
                <text:list>
                  <text:list-item>
                    <text:p text:style-name="P6"><text:span text:style-name="T3">A maioria desses índices realizam a avaliação baseando-se em ANOVA (análise de variânc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ferências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4">Qinphei Zhao, </text:span><text:span text:style-name="T6">Cluster Validity in Clustering Methods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Usamos devido a abordagem teórica consistente, completa e as referências dentro do texto. Esse foi o material de consulta principal os demais foram de apoio a esse.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Ruoming Jin, Cluster Valid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Usamos por ser uma apresentação de slides e por esse motivo tem um teor mais didático e prático, foi importante no inicio para complementar o que foi lido na dissertação da Qinphey.</text:span></text:p>
                        <text:p text:style-name="P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6">Ferenc Kovács, Csaba Legány, Cluster Validity Measurement Techniqu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Esse paper usamos para encontrar as fórmula dos índices de validação que iriamos implementar e entender como eles funcionavam, o motivo dessa escolha é a abordagem direta aos índic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Sarajane M. Peres e Clodoaldo A. M. Lima, Técnicas de Agrupamento (Clustering) </text:span></text:p>
                <text:list>
                  <text:list-item>
                    <text:list>
                      <text:list-item>
                        <text:p text:style-name="P6"><text:span text:style-name="T7">Material de referência em português para assimilar melhor alguns conceitos.</text:span></text:p>
                        <text:p text:style-name="P6"><text:span text:style-name="T7"/></text:p>
                        <text:p text:style-name="P6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11:46:47.585448225</meta:creation-date>
    <dc:date>2017-07-03T13:44:18.803127807</dc:date>
    <meta:editing-duration>PT38M9S</meta:editing-duration>
    <meta:editing-cycles>7</meta:editing-cycles>
    <meta:generator>LibreOffice/5.1.6.2$Linux_X86_64 LibreOffice_project/10m0$Build-2</meta:generator>
    <meta:document-statistic meta:object-count="54"/>
  </office:meta>
</office:document-meta>
</file>